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Text_20_body">
      <style:text-properties fo:color="#2a00ff" style:font-name="Monospace" fo:font-size="10pt" style:font-name-asian="Monospace" style:font-size-asian="10pt" style:font-name-complex="Monospace" style:font-size-complex="10pt"/>
    </style:style>
    <style:style style:name="P4" style:family="paragraph" style:parent-style-name="Text_20_body">
      <style:text-properties fo:color="#000000" style:font-name="Nimbus Roman No9 L" fo:font-size="12pt" style:font-name-asian="Monospace" style:font-size-asian="10.5pt" style:font-name-complex="Monospace" style:font-size-complex="12pt"/>
    </style:style>
    <style:style style:name="P5" style:family="paragraph" style:parent-style-name="Text_20_body">
      <style:text-properties fo:color="#000000" style:font-name="Monospace" fo:font-size="10pt" style:font-name-asian="Monospace" style:font-size-asian="10pt" style:font-name-complex="Monospace" style:font-size-complex="10pt"/>
    </style:style>
    <style:style style:name="P6" style:family="paragraph" style:parent-style-name="Text_20_body">
      <style:text-properties style:font-name="Monospace" fo:font-size="10pt" style:font-name-asian="Monospace" style:font-size-asian="10pt" style:font-name-complex="Monospace" style:font-size-complex="10pt"/>
    </style:style>
    <style:style style:name="T1" style:family="text">
      <style:text-properties fo:color="#2a00ff"/>
    </style:style>
    <style:style style:name="T2" style:family="text">
      <style:text-properties fo:color="#2a00ff" style:font-name="Monospace" fo:font-size="10pt" style:font-name-asian="Monospace" style:font-size-asian="10pt" style:font-name-complex="Monospace" style:font-size-complex="10pt"/>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fo:font-style="italic" style:font-style-asian="italic" style:font-style-complex="italic"/>
    </style:style>
    <style:style style:name="T6" style:family="text">
      <style:text-properties fo:color="#000000" style:text-underline-style="none"/>
    </style:style>
    <style:style style:name="T7" style:family="text">
      <style:text-properties fo:color="#7f0055"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allelization of JTB 1.3.2</text:h>
      <text:p text:style-name="Text_20_body"/>
      <text:h text:style-name="Heading_20_2" text:outline-level="2">Threaded visitor builder</text:h>
      <text:p text:style-name="Text_20_body">One goal of the project was to provide a default visitor to traverse the syntax tree concurrently. Therefore we provided that default implementation. We chose a model where the visitor has a maximum number of threads it can launch. To control the number of threads, the visitor provides two methods, working with the <text:span text:style-name="T2">freeThreads</text:span> variable, which is initialized to the maximum number of threads we want to see running concurrently. They provide synchronization:</text:p>
      <text:p text:style-name="P3">public boolean getThread() {</text:p>
      <text:p text:style-name="P3"><text:s text:c="2"/>synchronized (freeThreads) {</text:p>
      <text:p text:style-name="P3"><text:s text:c="4"/>if (freeThreads == 0)</text:p>
      <text:p text:style-name="P3"><text:s text:c="6"/>return false;</text:p>
      <text:p text:style-name="P3"><text:s text:c="4"/>--freeThreads;</text:p>
      <text:p text:style-name="P3"><text:s text:c="4"/>return true;</text:p>
      <text:p text:style-name="P3"><text:s text:c="2"/>}</text:p>
      <text:p text:style-name="P3">}</text:p>
      <text:p text:style-name="P3"/>
      <text:p text:style-name="P3">public void freeThread() {</text:p>
      <text:p text:style-name="P3"><text:s text:c="2"/>synchronized (freeThreads) {</text:p>
      <text:p text:style-name="P3"><text:s text:c="4"/>if (freeThreads == 0)</text:p>
      <text:p text:style-name="P3"><text:s text:c="6"/>return false;</text:p>
      <text:p text:style-name="P3"><text:s text:c="4"/>--freeThreads;</text:p>
      <text:p text:style-name="P3"><text:s text:c="4"/>return true;</text:p>
      <text:p text:style-name="P3"><text:s text:c="2"/>}</text:p>
      <text:p text:style-name="P3">}</text:p>
      <text:p text:style-name="P4">The first one checks whether the maximum number of theads is reached already, and if not, allocates one. The second method is called once a thread finished its job, to tell the program a new thread can be launched.</text:p>
      <text:p text:style-name="P4">These methods are used in the following way:</text:p>
      <text:p text:style-name="P5"><text:span text:style-name="T1">public void visit("</text:span> + name + <text:span text:style-name="T1">" n) {</text:span></text:p>
      <text:p text:style-name="P3"><text:s text:c="2"/>if (getThread()) {</text:p>
      <text:p text:style-name="P3"><text:s text:c="4"/>new Thread() {</text:p>
      <text:p text:style-name="P3"><text:s text:c="6"/>n."<text:span text:style-name="T3"> + fieldName +</text:span>".accept(this);</text:p>
      <text:p text:style-name="P3"><text:s text:c="6"/>freeThread();</text:p>
      <text:p text:style-name="P3"><text:s text:c="4"/>}.start()</text:p>
      <text:p text:style-name="P3"><text:s text:c="2"/>}</text:p>
      <text:p text:style-name="P3"><text:s text:c="2"/>else // do it sequentially</text:p>
      <text:p text:style-name="P3"><text:s text:c="4"/>n."<text:span text:style-name="T3"> + fieldName +</text:span>".accept(this);</text:p>
      <text:p text:style-name="P3">}</text:p>
      <text:h text:style-name="Heading_20_2" text:outline-level="2"><text:soft-page-break/>Chunking of the class list</text:h>
      <text:p text:style-name="Text_20_body">JTB uses a vector containing all the user-defined classes, which will be used to generate the visitor files, as well as the class files used as nodes in the parsing tree. We introduced parallelism at that level, by chunking that vector in several vectors, and letting the same job be done. Here is how we used chunking to generate these class files, for example:</text:p>
      <text:p text:style-name="P6"><text:span text:style-name="T7">final</text:span><text:span text:style-name="T3"> </text:span><text:span text:style-name="T6">Vector</text:span><text:span text:style-name="T3">[] chunkList = VectorChunker.</text:span><text:span text:style-name="T5">chunk</text:span><text:span text:style-name="T3">(list, chunkNumber);</text:span></text:p>
      <text:p text:style-name="P2"><text:span text:style-name="T7">final</text:span><text:span text:style-name="T3"> FileGenerator[] gens;</text:span></text:p>
      <text:p text:style-name="P2"><text:span text:style-name="T7">for</text:span><text:span text:style-name="T3"> (</text:span><text:span text:style-name="T7">int</text:span><text:span text:style-name="T3"> i=0; i&lt; chunkNumber; i++) {</text:span></text:p>
      <text:p text:style-name="P6"><text:span text:style-name="T3"><text:s text:c="2"/>gens[i] = </text:span><text:span text:style-name="T7">new</text:span><text:span text:style-name="T3"> FileGenerator(chunkList[i]);</text:span></text:p>
      <text:p text:style-name="P6"><text:span text:style-name="T3"><text:s text:c="2"/></text:span><text:span text:style-name="T7">new</text:span><text:span text:style-name="T3"> Thread() {</text:span></text:p>
      <text:p text:style-name="P6"><text:span text:style-name="T3"><text:s text:c="4"/></text:span><text:span text:style-name="T7">public</text:span><text:span text:style-name="T3"> </text:span><text:span text:style-name="T7">void</text:span><text:span text:style-name="T3"> run() {</text:span></text:p>
      <text:p text:style-name="P1"><text:span text:style-name="T3"><text:tab/>gens[j].generateClassFiles();</text:span></text:p>
      <text:p text:style-name="P1"><text:span text:style-name="T3"><text:s text:c="4"/>}</text:span></text:p>
      <text:p text:style-name="P1"><text:span text:style-name="T3"><text:s text:c="2"/>}.start();</text:span></text:p>
      <text:p text:style-name="P1"><text:span text:style-name="T3">}</text:span></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0T19:45:22</meta:creation-date>
    <dc:date>2012-04-10T20:20:17</dc:date>
    <meta:editing-duration>PT22M16S</meta:editing-duration>
    <meta:editing-cycles>12</meta:editing-cycles>
    <meta:generator>LibreOffice/3.5$Linux_X86_64 LibreOffice_project/350m1$Build-102</meta:generator>
    <meta:document-statistic meta:table-count="0" meta:image-count="0" meta:object-count="0" meta:page-count="2" meta:paragraph-count="43" meta:word-count="297" meta:character-count="1906" meta:non-whitespace-character-count="1565"/>
  </office:meta>
</office:document-meta>
</file>